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/>
      <style:text-properties style:font-name="DejaVu Serif" fo:font-size="12pt" style:font-size-asian="12pt" style:font-size-complex="12pt"/>
    </style:style>
    <style:style style:name="P2" style:family="paragraph" style:parent-style-name="Table_20_Contents">
      <style:paragraph-properties fo:margin-top="0cm" fo:margin-bottom="0cm" fo:line-height="100%"/>
      <style:text-properties style:font-name="DejaVu Serif" fo:font-size="12pt" style:font-size-asian="12pt" style:font-size-complex="12pt"/>
    </style:style>
    <style:style style:name="P3" style:family="paragraph" style:parent-style-name="Table_20_Contents">
      <style:paragraph-properties fo:margin-top="0cm" fo:margin-bottom="0cm" fo:line-height="100%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top="0cm" fo:margin-bottom="0cm" text:number-lines="false" text:line-number="0"/>
      <style:text-properties style:font-name="DejaVu Serif" fo:font-size="12pt" style:font-size-asian="12pt" style:font-size-complex="12pt"/>
    </style:style>
    <style:style style:name="P5" style:family="paragraph" style:parent-style-name="Table_20_Contents">
      <style:paragraph-properties fo:margin-top="0cm" fo:margin-bottom="0cm" fo:line-height="100%" text:number-lines="false" text:line-number="0"/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/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DejaVu Serif" fo:font-size="12pt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9" style:family="paragraph" style:parent-style-name="Standard">
      <style:paragraph-properties fo:margin-top="0cm" fo:margin-bottom="0cm"/>
      <style:text-properties fo:color="#000000" style:font-name="DejaVu Serif" fo:font-size="12pt" style:font-size-asian="12pt" style:font-size-complex="12pt"/>
    </style:style>
    <style:style style:name="P10" style:family="paragraph" style:parent-style-name="Standard">
      <style:paragraph-properties fo:margin-top="0cm" fo:margin-bottom="0cm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4pt"/>
    </style:style>
    <style:style style:name="T3" style:family="text">
      <style:text-properties fo:color="#7f0055" style:font-name="Courier New" fo:font-size="14pt"/>
    </style:style>
    <style:style style:name="T4" style:family="text">
      <style:text-properties style:font-name="Courier New" fo:font-size="14.25pt"/>
    </style:style>
    <style:style style:name="T5" style:family="text">
      <style:text-properties style:font-name="Courier New" fo:font-size="14pt"/>
    </style:style>
    <style:style style:name="T6" style:family="text">
      <style:text-properties fo:font-size="14pt"/>
    </style:style>
    <style:style style:name="T7" style:family="text">
      <style:text-properties fo:color="#2a00ff" style:font-name="Courier New" fo:font-size="14pt"/>
    </style:style>
    <style:style style:name="T8" style:family="text">
      <style:text-properties fo:font-size="14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ointers:</text:p>
      <text:p text:style-name="P11">1.</text:p>
      <text:p text:style-name="P6">Is there any error ? If so fix it else what is the output ?</text:p>
      <text:p text:style-name="P2">int main()</text:p>
      <text:p text:style-name="P2">{</text:p>
      <text:p text:style-name="P2"><text:s text:c="9"/>char str1[]=”HELLO”;</text:p>
      <text:p text:style-name="P2"><text:s text:c="9"/>char str2[]=”HELLO”;</text:p>
      <text:p text:style-name="P2"><text:s text:c="9"/>if(str1 == str2)</text:p>
      <text:p text:style-name="P2"><text:s text:c="26"/>printf(“EQUAL\n”);</text:p>
      <text:p text:style-name="P2"><text:s text:c="9"/>else</text:p>
      <text:p text:style-name="P2"><text:s text:c="26"/>printf(“UNEQUAL\n”);</text:p>
      <text:p text:style-name="P2"><text:s text:c="9"/>return 0;</text:p>
      <text:p text:style-name="P3">}</text:p>
      <text:p text:style-name="P3"/>
      <text:p text:style-name="P3">2.</text:p>
      <text:p text:style-name="P7">Is there any error ? If so fix it else what is the output ?</text:p>
      <text:p text:style-name="P7">int main()</text:p>
      <text:p text:style-name="P7">{</text:p>
      <text:p text:style-name="P7">char *a[10]={"hi","hello","how","are","you" };</text:p>
      <text:p text:style-name="P7">int i;</text:p>
      <text:p text:style-name="P7">for(i=0;i&lt;10;i++)</text:p>
      <text:p text:style-name="P7"><text:s text:c="4"/>printf("%s ",a[i]);</text:p>
      <text:p text:style-name="P7">}</text:p>
      <text:p text:style-name="P7"/>
      <text:p text:style-name="P7">3.</text:p>
      <text:p text:style-name="P7">Is there any error ? If so fix it else what is the output ?</text:p>
      <text:p text:style-name="P9">int main()</text:p>
      <text:p text:style-name="P9">{</text:p>
      <text:p text:style-name="P9"><text:s text:c="4"/>int a = 10;</text:p>
      <text:p text:style-name="P9"><text:s text:c="4"/>void *p = &amp;a;</text:p>
      <text:p text:style-name="P9"><text:s text:c="4"/>int *ptr = p;</text:p>
      <text:p text:style-name="P9"><text:s text:c="4"/>printf("%u",*ptr);</text:p>
      <text:p text:style-name="P9"><text:s text:c="4"/>return 0;</text:p>
      <text:p text:style-name="P9">}</text:p>
      <text:p text:style-name="P7"/>
      <text:p text:style-name="P7">4.</text:p>
      <text:p text:style-name="P7">Is there any error ? If so fix it else what is the output ?</text:p>
      <text:p text:style-name="P9">int main(){</text:p>
      <text:p text:style-name="P9"><text:tab/>int a = 5,b = 10,c;</text:p>
      <text:p text:style-name="P9"><text:tab/>int *p = &amp;a,*q = &amp;b;</text:p>
      <text:p text:style-name="P9"><text:tab/>c = p - q;</text:p>
      <text:p text:style-name="P9"><text:tab/>printf("%d" , c);</text:p>
      <text:p text:style-name="P9"><text:tab/>return 0;</text:p>
      <text:p text:style-name="P9">}</text:p>
      <text:p text:style-name="P7"/>
      <text:p text:style-name="P7">5.</text:p>
      <text:p text:style-name="P4">int main()</text:p>
      <text:p text:style-name="P4">{</text:p>
      <text:p text:style-name="P4"><text:s text:c="8"/>int a=10, b=20; c=30;</text:p>
      <text:p text:style-name="P4"><text:s text:c="8"/>int *p[]={&amp;a, &amp;b, &amp;c};</text:p>
      <text:p text:style-name="P4"><text:s text:c="8"/>printf(“%d\n”, *p[1]);</text:p>
      <text:p text:style-name="P4"><text:s text:c="8"/>return 0;</text:p>
      <text:p text:style-name="P5"><text:soft-page-break/>}</text:p>
      <text:p text:style-name="P7"/>
      <text:p text:style-name="P7"/>
      <text:p text:style-name="P8">Storage Class:</text:p>
      <text:p text:style-name="P7">1.</text:p>
      <text:p text:style-name="P7">Is there any error ? If so fix it else what is the output ?</text:p>
      <text:p text:style-name="P7">int main()</text:p>
      <text:p text:style-name="P7">{</text:p>
      <text:p text:style-name="P7"><text:s text:c="4"/>static int i;</text:p>
      <text:p text:style-name="P7"><text:s text:c="4"/>for (i=0; i&lt;10; i++){</text:p>
      <text:p text:style-name="P7"><text:tab/>static int i=5;</text:p>
      <text:p text:style-name="P7"><text:tab/>i--;</text:p>
      <text:p text:style-name="P7"><text:tab/>printf(“%d\n”, i);</text:p>
      <text:p text:style-name="P7"><text:s text:c="4"/>}</text:p>
      <text:p text:style-name="P7"><text:s text:c="4"/>return 0;</text:p>
      <text:p text:style-name="P7">}</text:p>
      <text:p text:style-name="P7"/>
      <text:p text:style-name="P7">2.</text:p>
      <text:p text:style-name="P7">Is there any error ? If so fix it else what is the output ?</text:p>
      <text:p text:style-name="P7">Static int a;</text:p>
      <text:p text:style-name="P7">static int fun()</text:p>
      <text:p text:style-name="P7">{</text:p>
      <text:p text:style-name="P7"><text:s text:c="4"/>while(a){</text:p>
      <text:p text:style-name="P7"><text:tab/>printf(“%d”, a--);</text:p>
      <text:p text:style-name="P7"><text:s text:c="4"/>}</text:p>
      <text:p text:style-name="P7"><text:s text:c="4"/>return a;</text:p>
      <text:p text:style-name="P7">}</text:p>
      <text:p text:style-name="P7">int main()</text:p>
      <text:p text:style-name="P7">{</text:p>
      <text:p text:style-name="P7"><text:s text:c="4"/>int x=0;</text:p>
      <text:p text:style-name="P7"><text:s text:c="4"/>x = fun();</text:p>
      <text:p text:style-name="P7"><text:s text:c="4"/>printf(“%d”, x);</text:p>
      <text:p text:style-name="P7"><text:s text:c="4"/>a++;</text:p>
      <text:p text:style-name="P7"><text:s text:c="4"/>x = fun();</text:p>
      <text:p text:style-name="P7"><text:s text:c="4"/>printf(“%d”, x);</text:p>
      <text:p text:style-name="P7"><text:s text:c="4"/>return 0;</text:p>
      <text:p text:style-name="P7">}</text:p>
      <text:p text:style-name="P7"/>
      <text:p text:style-name="P7">3.</text:p>
      <text:p text:style-name="P7">Is there any error ? If so fix it else what is the output ?</text:p>
      <text:p text:style-name="P1">int var=10;</text:p>
      <text:p text:style-name="P1">int main()</text:p>
      <text:p text:style-name="P1">{</text:p>
      <text:p text:style-name="P1"><text:s text:c="4"/>int var=var;</text:p>
      <text:p text:style-name="P1"><text:s text:c="4"/>printf(“%d\n”,var);</text:p>
      <text:p text:style-name="P5">}</text:p>
      <text:p text:style-name="P5"/>
      <text:p text:style-name="P5">4.</text:p>
      <text:p text:style-name="P5">Is there any error ? If so fix it else what is the output ?</text:p>
      <text:p text:style-name="P4">extern int i=10;</text:p>
      <text:p text:style-name="P4">main()</text:p>
      <text:p text:style-name="P4">{</text:p>
      <text:p text:style-name="P4"><text:soft-page-break/><text:s text:c="4"/>printf(“%d “,i);</text:p>
      <text:p text:style-name="P5">}</text:p>
      <text:p text:style-name="P5"/>
      <text:p text:style-name="P5">5.</text:p>
      <text:p text:style-name="P5">Is there any error ? If so fix it else what is the output ?</text:p>
      <text:p text:style-name="P4">main()</text:p>
      <text:p text:style-name="P4">{</text:p>
      <text:p text:style-name="P4"><text:s text:c="4"/>extern int i=10;</text:p>
      <text:p text:style-name="P4"><text:s text:c="4"/>printf(“%d “,i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Patlamane</meta:initial-creator>
    <meta:creation-date>2016-02-29T16:53:46</meta:creation-date>
    <meta:generator>LibreOffice/3.5$Linux_x86 LibreOffice_project/350m1$Build-2</meta:generator>
    <dc:date>2016-03-01T09:52:56</dc:date>
    <dc:creator>Sunil Patlamane</dc:creator>
    <meta:editing-duration>PT16H54M</meta:editing-duration>
    <meta:editing-cycles>9</meta:editing-cycles>
    <meta:document-statistic meta:table-count="0" meta:image-count="0" meta:object-count="0" meta:page-count="3" meta:paragraph-count="104" meta:word-count="316" meta:character-count="1666" meta:non-whitespace-character-count="1212"/>
  </office:meta>
</office:document-meta>
</file>